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US" officeooo:rsid="001e0a4b" officeooo:paragraph-rsid="001ffcee" style:language-asian="zxx" style:country-asian="none" style:language-complex="zxx" style:country-complex="none"/>
    </style:style>
    <style:style style:name="T1" style:family="text">
      <style:text-properties officeooo:rsid="001ffc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ou are to become the greatest and foremost pioneer of mankind. To fulfill your charted destiny, to chart the uncharted, you must master the forces of gravity and navigate deep into interstellar space, crossing the boundaries to the unknown. On this epic journey you will open <text:span text:style-name="T1">humanity's</text:span> final frontier and give birth <text:span text:style-name="T1">the </text:span>last era of discovery, the era of deep space <text:span text:style-name="T1">exploration</text:span>. <text:span text:style-name="T1">Can you c</text:span>laim you<text:span text:style-name="T1">r</text:span> rightful place <text:span text:style-name="T1">among the ranks of mankind's most legendary explores? </text:span>Are you the ready to embrace awesomeness? <text:span text:style-name="T1">D</text:span>o you have what it takes to be a true space explo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tofer Carlsson</meta:initial-creator>
    <meta:creation-date>2014-03-28T22:59:09.355497342</meta:creation-date>
    <dc:date>2014-03-28T23:31:18.798623879</dc:date>
    <dc:creator>Kristofer Carlsson</dc:creator>
    <meta:editing-duration>PT59S</meta:editing-duration>
    <meta:editing-cycles>1</meta:editing-cycles>
    <meta:document-statistic meta:table-count="0" meta:image-count="0" meta:object-count="0" meta:page-count="1" meta:paragraph-count="1" meta:word-count="96" meta:character-count="564" meta:non-whitespace-character-count="469"/>
    <meta:generator>LibreOffice/4.1.3.2$Linux_X86_64 LibreOffice_project/410m0$Build-2</meta:generator>
  </office:meta>
</office:document-meta>
</file>